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paragraph-rsid="001df866" style:font-size-asian="10pt" style:font-size-complex="10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cb7a1" officeooo:paragraph-rsid="001cb7a1" style:font-size-asian="10pt" style:font-size-complex="10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officeooo:paragraph-rsid="0014c0f8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officeooo:paragraph-rsid="001f02d9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9c601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officeooo:rsid="0019c601" officeooo:paragraph-rsid="0019c601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officeooo:rsid="0019c601" officeooo:paragraph-rsid="0019c601"/>
    </style:style>
    <style:style style:name="P9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officeooo:paragraph-rsid="00289f3b"/>
    </style:style>
    <style:style style:name="P11" style:family="paragraph" style:parent-style-name="Standard">
      <style:text-properties officeooo:rsid="0011e1b7" officeooo:paragraph-rsid="0011e1b7"/>
    </style:style>
    <style:style style:name="P12" style:family="paragraph" style:parent-style-name="Standard">
      <style:text-properties officeooo:rsid="00122543" officeooo:paragraph-rsid="00122543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officeooo:paragraph-rsid="001cb7a1"/>
    </style:style>
    <style:style style:name="P15" style:family="paragraph" style:parent-style-name="Standard">
      <style:text-properties fo:color="#000000" fo:font-size="10pt" officeooo:paragraph-rsid="001cb7a1" style:font-size-asian="10pt" style:font-size-complex="10pt"/>
    </style:style>
    <style:style style:name="P16" style:family="paragraph" style:parent-style-name="Standard">
      <style:text-properties fo:color="#000000" officeooo:rsid="00225073" officeooo:paragraph-rsid="00225073"/>
    </style:style>
    <style:style style:name="P17" style:family="paragraph" style:parent-style-name="Standard">
      <style:text-properties fo:color="#000000" officeooo:rsid="0018769a" officeooo:paragraph-rsid="00225073"/>
    </style:style>
    <style:style style:name="P18" style:family="paragraph" style:parent-style-name="Standard">
      <style:text-properties officeooo:paragraph-rsid="00122543"/>
    </style:style>
    <style:style style:name="P19" style:family="paragraph" style:parent-style-name="Standard">
      <style:text-properties officeooo:rsid="001cb7a1"/>
    </style:style>
    <style:style style:name="P20" style:family="paragraph" style:parent-style-name="Standard">
      <style:text-properties officeooo:rsid="001cb7a1" officeooo:paragraph-rsid="0028392a"/>
    </style:style>
    <style:style style:name="P21" style:family="paragraph" style:parent-style-name="Standard">
      <style:text-properties officeooo:paragraph-rsid="0028392a"/>
    </style:style>
    <style:style style:name="P22" style:family="paragraph" style:parent-style-name="Standard">
      <style:text-properties style:font-name="Times New Roman" officeooo:rsid="0011e1b7" officeooo:paragraph-rsid="0011e1b7"/>
    </style:style>
    <style:style style:name="P23" style:family="paragraph" style:parent-style-name="Standard">
      <style:text-properties fo:color="#ff0066" style:text-line-through-style="none" style:text-line-through-type="none" style:font-name="Times New Roman" fo:font-style="italic" fo:font-weight="bold" officeooo:rsid="0019c601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fo:color="#008000" officeooo:paragraph-rsid="00122543"/>
    </style:style>
    <style:style style:name="P25" style:family="paragraph" style:parent-style-name="Preformatted_20_Text">
      <style:paragraph-properties fo:margin-top="0cm" fo:margin-bottom="0cm" loext:contextual-spacing="false"/>
      <style:text-properties style:use-window-font-color="true" officeooo:rsid="0023fcfa" officeooo:paragraph-rsid="0023fcfa"/>
    </style:style>
    <style:style style:name="P26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/>
    </style:style>
    <style:style style:name="P27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style:font-size-asian="10pt" style:font-size-complex="10pt"/>
    </style:style>
    <style:style style:name="P28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paragraph-rsid="001df866" style:font-size-asian="10pt" style:font-size-complex="10pt"/>
    </style:style>
    <style:style style:name="P29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cb7a1" officeooo:paragraph-rsid="001cb7a1" style:font-size-asian="10pt" style:font-size-complex="10pt"/>
    </style:style>
    <style:style style:name="P30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22543" officeooo:paragraph-rsid="0011e1b7" style:font-size-asian="10pt" style:font-size-complex="10pt"/>
    </style:style>
    <style:style style:name="P31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df866" officeooo:paragraph-rsid="001df866" style:font-size-asian="10pt" style:font-size-complex="10pt"/>
    </style:style>
    <style:style style:name="P32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f02d9"/>
    </style:style>
    <style:style style:name="P33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68816"/>
    </style:style>
    <style:style style:name="P34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4c0f8"/>
    </style:style>
    <style:style style:name="P35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4c0f8" officeooo:paragraph-rsid="0014c0f8"/>
    </style:style>
    <style:style style:name="P36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4c0f8" officeooo:paragraph-rsid="001f48d3"/>
    </style:style>
    <style:style style:name="P37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4c0f8" officeooo:paragraph-rsid="001f02d9"/>
    </style:style>
    <style:style style:name="P38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4c0f8" officeooo:paragraph-rsid="001f48d3"/>
    </style:style>
    <style:style style:name="P39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f02d9" officeooo:paragraph-rsid="001f02d9"/>
    </style:style>
    <style:style style:name="P40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f48d3"/>
    </style:style>
    <style:style style:name="P41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f48d3" officeooo:paragraph-rsid="001f48d3"/>
    </style:style>
    <style:style style:name="P42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f48d3" officeooo:paragraph-rsid="001f48d3"/>
    </style:style>
    <style:style style:name="P43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/>
    </style:style>
    <style:style style:name="P44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paragraph-rsid="00152864"/>
    </style:style>
    <style:style style:name="P45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paragraph-rsid="00225073"/>
    </style:style>
    <style:style style:name="P46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52864" officeooo:paragraph-rsid="00168816"/>
    </style:style>
    <style:style style:name="P47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52864" officeooo:paragraph-rsid="0020f646"/>
    </style:style>
    <style:style style:name="P48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52864" officeooo:paragraph-rsid="00152864"/>
    </style:style>
    <style:style style:name="P49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68816" officeooo:paragraph-rsid="00168816"/>
    </style:style>
    <style:style style:name="P50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68816" officeooo:paragraph-rsid="0020f646"/>
    </style:style>
    <style:style style:name="P51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20f646" officeooo:paragraph-rsid="00225073"/>
    </style:style>
    <style:style style:name="P52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225073" officeooo:paragraph-rsid="00225073"/>
    </style:style>
    <style:style style:name="P53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372a8" officeooo:paragraph-rsid="001f48d3"/>
    </style:style>
    <style:style style:name="P54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23fcfa" officeooo:paragraph-rsid="0023fcfa"/>
    </style:style>
    <style:style style:name="P55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df866"/>
    </style:style>
    <style:style style:name="P56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4c0f8"/>
    </style:style>
    <style:style style:name="P57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8769a"/>
    </style:style>
    <style:style style:name="P58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f02d9"/>
    </style:style>
    <style:style style:name="P59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rsid="001372a8" officeooo:paragraph-rsid="001f02d9"/>
    </style:style>
    <style:style style:name="P60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rsid="001f02d9" officeooo:paragraph-rsid="001f02d9"/>
    </style:style>
    <style:style style:name="P61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rsid="0018769a" officeooo:paragraph-rsid="001f02d9"/>
    </style:style>
    <style:style style:name="P62" style:family="paragraph" style:parent-style-name="Preformatted_20_Text" style:master-page-name="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page-number="auto" style:shadow="none">
        <style:tab-stops/>
      </style:paragraph-properties>
      <style:text-properties style:use-window-font-color="true" officeooo:rsid="001372a8" officeooo:paragraph-rsid="001f02d9"/>
    </style:style>
    <style:style style:name="P63" style:family="paragraph" style:parent-style-name="Preformatted_20_Text">
      <style:paragraph-properties fo:margin-left="1.245cm" fo:margin-right="0cm" fo:line-height="100%" fo:text-indent="0cm" style:auto-text-indent="false"/>
      <style:text-properties style:use-window-font-color="true" officeooo:rsid="001372a8" officeooo:paragraph-rsid="001df866"/>
    </style:style>
    <style:style style:name="P64" style:family="paragraph" style:parent-style-name="Preformatted_20_Text">
      <style:paragraph-properties fo:margin-left="2.491cm" fo:margin-right="0cm" fo:margin-top="0cm" fo:margin-bottom="0cm" loext:contextual-spacing="false" fo:text-indent="0cm" style:auto-text-indent="false"/>
      <style:text-properties style:use-window-font-color="true"/>
    </style:style>
    <style:style style:name="P65" style:family="paragraph" style:parent-style-name="Preformatted_20_Text">
      <style:paragraph-properties fo:margin-left="2.491cm" fo:margin-right="0cm" fo:margin-top="0cm" fo:margin-bottom="0cm" loext:contextual-spacing="false" fo:text-indent="0cm" style:auto-text-indent="false"/>
      <style:text-properties style:use-window-font-color="true" officeooo:paragraph-rsid="001f02d9"/>
    </style:style>
    <style:style style:name="P66" style:family="paragraph" style:parent-style-name="Preformatted_20_Text">
      <style:paragraph-properties fo:margin-left="2.491cm" fo:margin-right="0cm" fo:margin-top="0cm" fo:margin-bottom="0cm" loext:contextual-spacing="false" fo:text-indent="0cm" style:auto-text-indent="false"/>
      <style:text-properties style:use-window-font-color="true" officeooo:paragraph-rsid="0014c0f8"/>
    </style:style>
    <style:style style:name="P67" style:family="paragraph" style:parent-style-name="Text_20_body">
      <style:text-properties fo:color="#cc0000" style:font-name="Arial1" fo:font-size="14pt" fo:text-shadow="none" style:text-underline-style="none" fo:font-weight="bold" officeooo:rsid="00289f3b" officeooo:paragraph-rsid="00289f3b" style:font-size-asian="14pt" style:font-weight-asian="bold" style:font-size-complex="14pt" style:font-weight-complex="bold"/>
    </style:style>
    <style:style style:name="P68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officeooo:rsid="0011e1b7" officeooo:paragraph-rsid="0011e1b7"/>
    </style:style>
    <style:style style:name="P69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officeooo:rsid="00252666" officeooo:paragraph-rsid="00122543"/>
    </style:style>
    <style:style style:name="P70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8769a" officeooo:paragraph-rsid="00289f3b"/>
    </style:style>
    <style:style style:name="P7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26375e" officeooo:paragraph-rsid="00225073"/>
    </style:style>
    <style:style style:name="T1" style:family="text">
      <style:text-properties fo:color="#000000"/>
    </style:style>
    <style:style style:name="T2" style:family="text">
      <style:text-properties fo:color="#000000" officeooo:rsid="0026375e"/>
    </style:style>
    <style:style style:name="T3" style:family="text">
      <style:text-properties officeooo:rsid="001372a8"/>
    </style:style>
    <style:style style:name="T4" style:family="text">
      <style:text-properties officeooo:rsid="00152864"/>
    </style:style>
    <style:style style:name="T5" style:family="text">
      <style:text-properties officeooo:rsid="0018769a"/>
    </style:style>
    <style:style style:name="T6" style:family="text">
      <style:text-properties style:font-name="Liberation Mono"/>
    </style:style>
    <style:style style:name="T7" style:family="text">
      <style:text-properties officeooo:rsid="0014c0f8"/>
    </style:style>
    <style:style style:name="T8" style:family="text">
      <style:text-properties officeooo:rsid="001f02d9"/>
    </style:style>
    <style:style style:name="T9" style:family="text">
      <style:text-properties officeooo:rsid="00168816"/>
    </style:style>
    <style:style style:name="T10" style:family="text">
      <style:text-properties officeooo:rsid="001f48d3"/>
    </style:style>
    <style:style style:name="T11" style:family="text">
      <style:text-properties fo:font-style="italic" officeooo:rsid="00152864"/>
    </style:style>
    <style:style style:name="T12" style:family="text">
      <style:text-properties officeooo:rsid="0020f646"/>
    </style:style>
    <style:style style:name="T13" style:family="text">
      <style:text-properties officeooo:rsid="00225073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officeooo:rsid="00225cea"/>
    </style:style>
    <style:style style:name="T16" style:family="text">
      <style:text-properties officeooo:rsid="0026375e"/>
    </style:style>
    <style:style style:name="T17" style:family="text">
      <style:text-properties officeooo:rsid="002a1365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#ffffff" style:background-transparency="0%" draw:fill="solid" draw:fill-color="#ffffff" fo:padding="0.15cm" fo:border="0.06pt solid #ffffff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top="0.199cm" fo:margin-bottom="0.199cm" style:wrap="none" style:vertical-pos="top" style:vertical-rel="paragraph-content" style:horizontal-pos="center" style:horizontal-rel="paragraph" fo:background-color="#ffffff" style:background-transparency="0%" draw:fill="solid" draw:fill-color="#ffffff" draw:fill-image-width="0cm" draw:fill-image-height="0cm" fo:padding="0.15cm" fo:border="0.06pt solid #ffffff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top" style:vertical-rel="paragraph-content" style:horizontal-pos="center" style:horizontal-rel="paragraph" fo:background-color="#ffffff" style:background-transparency="0%" draw:fill="solid" draw:fill-color="#ffffff" draw:fill-image-width="0cm" draw:fill-image-height="0cm" fo:padding="0.15cm" fo:border="0.06pt solid #ffffff" style:shadow="none" draw:shadow-opacity="100%">
        <style:background-image/>
      </style:graphic-properties>
    </style:style>
    <style:style style:name="fr4" style:family="graphic" style:parent-style-name="Frame">
      <style:graphic-properties style:wrap="none" style:vertical-pos="top" style:vertical-rel="paragraph-content" style:horizontal-pos="center" style:horizontal-rel="paragraph" fo:background-color="#ffffff" style:background-transparency="0%" draw:fill="solid" draw:fill-color="#ffffff" fo:padding="0.15cm" fo:border="0.06pt solid #ffffff">
        <style:background-image/>
      </style:graphic-properties>
    </style:style>
    <style:style style:name="fr5" style:family="graphic" style:parent-style-name="Frame">
      <style:graphic-properties style:vertical-pos="top" style:vertical-rel="paragraph-content" style:horizontal-pos="center" style:horizontal-rel="paragraph" fo:background-color="#ffffff" style:background-transparency="0%" draw:fill="solid" draw:fill-color="#ffffff" fo:padding="0.15cm" fo:border="0.06pt solid #ffffff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Smart Pointers Garbage Collector</text:p>
      <text:p text:style-name="P11"/>
      <text:p text:style-name="P11"><text:span text:style-name="T5">Smart pointers with </text:span>Mark-Sweep garbage collector with multi-thread support.</text:p>
      <text:p text:style-name="P20">J. Anton Viñals. 2015.</text:p>
      <text:p text:style-name="P21"/>
      <text:p text:style-name="P68">The purpose of this library is to <text:span text:style-name="T17">provide</text:span> tools for programming in C++11 with automatic memory management. This library is written in C++11 for a GNU compiler. In this first version, it is provided with smart pointers whose contents are freed automatically, C++11 thread support, and a collection of containers that 'wrap' the STL classes.</text:p>
      <text:p text:style-name="P9">Programming with this library require some basic rules. First, Garbage Collector must be initiated in main function:</text:p>
      <text:p text:style-name="P22"/>
      <text:p text:style-name="P18"><draw:frame draw:style-name="fr1" draw:name="Marco1" text:anchor-type="paragraph" svg:width="16cm" draw:z-index="0"><draw:text-box fo:min-height="2.805cm"><text:p text:style-name="P3"/><text:p text:style-name="P29">#include "gc/gc.h"</text:p><text:p text:style-name="P29"/><text:p text:style-name="P30">int main(int argc, char* argv[])</text:p><text:p text:style-name="P27">{</text:p><text:p text:style-name="P28"><text:s text:c="4"/>gcCollector new_collector;</text:p><text:p text:style-name="P28"/><text:p text:style-name="P28"><text:s text:c="4"/>...</text:p><text:p text:style-name="P28"/><text:p text:style-name="P31">}</text:p><text:p text:style-name="P2"/></draw:text-box></draw:frame></text:p>
      <text:p text:style-name="P69">Creating and using pointers is easy:</text:p>
      <text:p text:style-name="P70"><draw:frame draw:style-name="fr2" draw:name="Marco2" text:anchor-type="paragraph" svg:width="16cm" draw:z-index="1"><draw:text-box fo:min-height="8.98cm"><text:p text:style-name="P63"><text:s text:c="3"/></text:p><text:p text:style-name="P62">gcPointer&lt;string&gt; s;</text:p><text:p text:style-name="P59"><text:s text:c="4"/></text:p><text:p text:style-name="P58"><text:span text:style-name="T3">s</text:span> = new string("<text:span text:style-name="T3">hello</text:span>"); <text:s text:c="8"/></text:p><text:p text:style-name="P59">s-&gt;append(" world");</text:p><text:p text:style-name="P59"/><text:p text:style-name="P61">cout &lt;&lt; *s;</text:p><text:p text:style-name="P58"/><text:p text:style-name="P58">...</text:p><text:p text:style-name="P58"/><text:p text:style-name="P61">gcPointer&lt;int&gt; i = new int[4];</text:p><text:p text:style-name="P55"/><text:p text:style-name="P55"><text:span text:style-name="T7">i</text:span>[0] = <text:span text:style-name="T7">0</text:span>;</text:p><text:p text:style-name="P55"><text:span text:style-name="T7">i</text:span>[1] = <text:span text:style-name="T7">1</text:span>;</text:p><text:p text:style-name="P56"><text:span text:style-name="T7">i</text:span>[2] = <text:span text:style-name="T7">2</text:span>;</text:p><text:p text:style-name="P56"><text:span text:style-name="T7">i</text:span>[3] = <text:span text:style-name="T7">3</text:span>;</text:p><text:p text:style-name="P57"/><text:p text:style-name="P60">i = new int; // previous array is freed</text:p><text:p text:style-name="P60"/><text:p text:style-name="P60">*i = 1;</text:p><text:p text:style-name="P57"/></draw:text-box></draw:frame>You have access to the contents and member functions through operators * and -&gt; . If the content is an array, you can acces to items with operator [].</text:p>
      <text:p text:style-name="P10">These smart pointers are for dynamic memory. Do not initialize them with static memory. Once the content is not referenced in any pointer, memmory is freed automatically. Since it is a garbage <text:soft-page-break/>collector of Mark&amp;Sweep kind, the memory cleaning is effective even with circular reference structures.</text:p>
      <text:p text:style-name="Standard"><text:span text:style-name="T2">Some </text:span><text:span text:style-name="T1">STL </text:span><text:span text:style-name="T2">containers have been a</text:span><text:span text:style-name="T1">dapt</text:span><text:span text:style-name="T2">e</text:span><text:span text:style-name="T1">d </text:span><text:span text:style-name="T2">to work with pointers</text:span><text:span text:style-name="T1">:</text:span></text:p>
      <text:p text:style-name="P13"/>
      <text:p text:style-name="P14"><draw:frame draw:style-name="fr3" draw:name="Marco3" text:anchor-type="paragraph" svg:width="16cm" draw:z-index="2"><draw:text-box fo:min-height="0.499cm"><text:p text:style-name="P5"/><text:p text:style-name="P32">gcListPointer&lt;<text:span text:style-name="T7">int</text:span>&gt; plist = new gcList&lt;<text:span text:style-name="T7">int</text:span>&gt;;</text:p><text:p text:style-name="P65"><text:s text:c="4"/></text:p><text:p text:style-name="P32">for (int n = 0; n &lt; 5; n++)<text:span text:style-name="T8">{</text:span></text:p><text:p text:style-name="P32"/><text:p text:style-name="P37"><text:s text:c="4"/>// call to std::list&lt;int&gt;::push_back</text:p><text:p text:style-name="P32"/><text:p text:style-name="P33"><text:s text:c="4"/>plist-&gt;push_back( new <text:span text:style-name="T7">int</text:span>(n) ); </text:p><text:p text:style-name="P39">}</text:p><text:p text:style-name="P66"/><text:p text:style-name="P4"><text:s text:c="2"/></text:p><text:p text:style-name="P32">// <text:span text:style-name="T8">get std::list&lt;int&gt;::iterator</text:span></text:p><text:p text:style-name="P32"/><text:p text:style-name="P32">gcList&lt;<text:span text:style-name="T7">int</text:span>&gt;::Iterator i<text:span text:style-name="T8">t</text:span> = plist-&gt;begin();</text:p><text:p text:style-name="P66"/><text:p text:style-name="P26">*<text:span text:style-name="T8">(++</text:span>i<text:span text:style-name="T8">t)</text:span> = new <text:span text:style-name="T7">int</text:span>(<text:span text:style-name="T7">1234</text:span>);</text:p><text:p text:style-name="P64"/><text:p text:style-name="P1"/><text:p text:style-name="P39">// output list</text:p><text:p text:style-name="P32"/><text:p text:style-name="P32">for (auto p : *plist) {</text:p><text:p text:style-name="P32"><text:s text:c="4"/><text:span text:style-name="T7">cout &lt;&lt; *p</text:span>;</text:p><text:p text:style-name="P40">}</text:p><text:p text:style-name="P40"/><text:p text:style-name="P38">...</text:p><text:p text:style-name="P40"/><text:p text:style-name="P37">gcMapPointer&lt;string,int&gt; pmap = new gcMap&lt;string,int&gt;;</text:p><text:p text:style-name="P32"/><text:p text:style-name="P32">pmap["KEY"] = new <text:span text:style-name="T7">int</text:span>(1);</text:p><text:p text:style-name="P40">pmap["KEY"] = new <text:span text:style-name="T7">int</text:span>(2);</text:p><text:p text:style-name="P40"/><text:p text:style-name="P53">...</text:p><text:p text:style-name="P40"/><text:p text:style-name="P40">gcPointer&lt;<text:span text:style-name="T7">int</text:span>&gt; p1 = new <text:span text:style-name="T7">int</text:span>(1), </text:p><text:p text:style-name="P40"><text:s text:c="15"/>p2 = new <text:span text:style-name="T7">int</text:span>(2);</text:p><text:p text:style-name="P32"/><text:p text:style-name="P34">gcSetPointer&lt;<text:span text:style-name="T7">int</text:span>&gt; pset = new gcSet&lt;<text:span text:style-name="T7">int</text:span>&gt;;</text:p><text:p text:style-name="P34"/><text:p text:style-name="P32">pset-&gt;insert(p1);</text:p><text:p text:style-name="P32">pset-&gt;insert(p2);</text:p><text:p text:style-name="P26">pset-&gt;insert(p2); <text:s text:c="8"/><text:span text:style-name="T7">// without effect, p2 is already in set</text:span></text:p><text:p text:style-name="P41">pset-&gt;insert(new int(2)); // insert a new pointer to set</text:p><text:p text:style-name="P41"/><text:p text:style-name="P26"/></draw:text-box></draw:frame><text:span text:style-name="T16">You can find them in</text:span>:</text:p>
      <text:p text:style-name="P14"/>
      <text:p text:style-name="P15"><text:s/><text:span text:style-name="T6">gcarray.h, gcdeque.h, gclist.h, gcvector.h, gcmap.h, gcset.h</text:span></text:p>
      <text:p text:style-name="P13"/>
      <text:p text:style-name="P71">The STL cannot be used with smart pointers directly. The garbcol library adapts the containers so the containers are still usable, but with a new appareance. Containers use their own allocator.</text:p>
      <text:p text:style-name="P71"/>
      <text:p text:style-name="P71"/>
      <text:p text:style-name="P9"><text:soft-page-break/>If a class has a smart pointer member, then it must have the following pattern:</text:p>
      <text:p text:style-name="P17"><draw:frame draw:style-name="fr4" draw:name="Marco4" text:anchor-type="paragraph" svg:width="16cm" draw:z-index="3"><draw:text-box fo:min-height="0.499cm"><text:p text:style-name="P35"/><text:p text:style-name="P36">// <text:span text:style-name="T10">gcObject is the base class for all objects </text:span></text:p><text:p text:style-name="P42">// managed by GC</text:p><text:p text:style-name="P36"/><text:p text:style-name="P36">class X : public gcObject </text:p><text:p text:style-name="P36">{</text:p><text:p text:style-name="P43">public:</text:p><text:p text:style-name="P43"/><text:p text:style-name="P43"><text:s text:c="4"/>gcPointer&lt;X&gt; p;</text:p><text:p text:style-name="P44"><text:s text:c="4"/>...</text:p><text:p text:style-name="P44"/><text:p text:style-name="P44"><text:s text:c="4"/>X(...) {</text:p><text:p text:style-name="P43"><text:s text:c="8"/>gcConnectObject do_it(this);</text:p><text:p text:style-name="P44"><text:tab/> <text:s/>...</text:p><text:p text:style-name="P44"><text:s text:c="4"/>}</text:p><text:p text:style-name="P44"/><text:p text:style-name="P44"><text:s text:c="4"/>virtual ~<text:span text:style-name="T11">X</text:span>() {</text:p><text:p text:style-name="P43"><text:s text:c="8"/>gcDisconnectObject do_it(this);</text:p><text:p text:style-name="P44"><text:tab/> <text:s/>...</text:p><text:p text:style-name="P48"><text:s text:c="4"/>}</text:p><text:p text:style-name="P44"/><text:p text:style-name="P47"><text:s text:c="4"/>gcPointer&lt;X&gt;&amp; get_example(...){</text:p><text:p text:style-name="P46"><text:tab/> <text:s/><text:span text:style-name="T12">return p;</text:span></text:p><text:p text:style-name="P49"><text:s text:c="4"/>}</text:p><text:p text:style-name="P49"/><text:p text:style-name="P47"><text:s text:c="4"/>void set_example(const gcPointer&lt;X&gt;&amp; other){</text:p><text:p text:style-name="P47"><text:tab/> <text:s/><text:span text:style-name="T12">p = other;</text:span></text:p><text:p text:style-name="P50"><text:s text:c="4"/>}</text:p><text:p text:style-name="P43">};</text:p><text:p text:style-name="P43"/></draw:text-box></draw:frame></text:p>
      <text:p text:style-name="P16"><text:span text:style-name="T16">Then</text:span>, <text:span text:style-name="T16">it can be used like other classes</text:span>:</text:p>
      <text:p text:style-name="P16"/>
      <text:p text:style-name="P51"><draw:frame draw:style-name="fr5" draw:name="Marco5" text:anchor-type="paragraph" svg:width="16cm" draw:z-index="4"><draw:text-box fo:min-height="0.499cm"><text:p text:style-name="P45"/><text:p text:style-name="P45">...</text:p><text:p text:style-name="P45"/><text:p text:style-name="P45">gcPointer&lt;<text:span text:style-name="T9">X</text:span>&gt; p <text:span text:style-name="T12">= new X(1);</text:span></text:p><text:p text:style-name="P51"/><text:p text:style-name="P51">p-&gt;<text:span text:style-name="T4">set_example</text:span>(new X(2));</text:p><text:p text:style-name="P51"/><text:p text:style-name="P51">p-&gt;p-&gt;p = p; <text:s text:c="5"/>// <text:span text:style-name="T13">make a circular reference</text:span></text:p><text:p text:style-name="P51"/><text:p text:style-name="P51">p = new X(3); <text:s text:c="4"/>// X(1) and X(2) are freed</text:p><text:p text:style-name="P51"/><text:p text:style-name="P51">...</text:p><text:p text:style-name="P51"/><text:p text:style-name="P52"><text:span text:style-name="T14">X* p = new X(0) </text:span><text:s text:c="2"/>// GC <text:span text:style-name="T15">break</text:span>!</text:p><text:p text:style-name="P52"><text:span text:style-name="T14">X obj(0) </text:span><text:s text:c="9"/>// GC <text:span text:style-name="T15">break</text:span>!</text:p><text:p text:style-name="P51"/></draw:text-box></draw:frame></text:p>
      <text:p text:style-name="P23"/>
      <text:p text:style-name="P8">This pattern is due to that all objects must be connected to a root node. These conenctios are internaly managed and require the smart pointers dessign.</text:p>
      <text:p text:style-name="P7"/>
      <text:p text:style-name="P7"/>
      <text:p text:style-name="P9"><text:soft-page-break/>If threads are used, they must connect to garbage collector too:</text:p>
      <text:p text:style-name="P6"><draw:frame draw:style-name="fr4" draw:name="Marco6" text:anchor-type="paragraph" svg:width="16cm" draw:z-index="5"><draw:text-box fo:min-height="0.499cm"><text:p text:style-name="P25"/><text:p text:style-name="P33">void thread_fn() { <text:s text:c="8"/></text:p><text:p text:style-name="P26"><text:s text:c="4"/>gcConnectThread doit;</text:p><text:p text:style-name="P46"><text:s text:c="4"/>...</text:p><text:p text:style-name="P26">}</text:p><text:p text:style-name="P26"/><text:p text:style-name="P54">thread t(thread_fn);</text:p><text:p text:style-name="P1"/></draw:text-box></draw:frame></text:p>
      <text:p text:style-name="P19"/>
      <text:p text:style-name="P2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9S</meta:editing-duration>
    <meta:editing-cycles>13</meta:editing-cycles>
    <meta:generator>LibreOffice/4.4.1.2$Windows_x86 LibreOffice_project/45e2de17089c24a1fa810c8f975a7171ba4cd432</meta:generator>
    <dc:date>2015-03-28T18:43:17.295000000</dc:date>
    <meta:document-statistic meta:table-count="0" meta:image-count="0" meta:object-count="0" meta:page-count="4" meta:paragraph-count="97" meta:word-count="530" meta:character-count="3359" meta:non-whitespace-character-count="2747"/>
    <meta:user-defined meta:name="Info 1"/>
    <meta:user-defined meta:name="Info 2"/>
    <meta:user-defined meta:name="Info 3"/>
    <meta:user-defined meta:name="Info 4"/>
  </office:meta>
</office:document-meta>
</file>